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1.9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2cm" fo:break-before="auto" style:use-optimal-row-height="true"/>
    </style:style>
    <style:style style:name="ro3" style:family="table-row">
      <style:table-row-properties style:row-height="1.214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60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  <table:table-cell/>
        </table:table-row>
        <table:table-row table:style-name="ro2">
          <table:table-cell office:value-type="string" calcext:value-type="string">
            <text:p>Arcane Barrier X</text:p>
          </table:table-cell>
          <table:table-cell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ttleworn</text:p>
          </table:table-cell>
          <table:table-cell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ade Break</text:p>
          </table:table-cell>
          <table:table-cell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ood Debt</text:p>
          </table:table-cell>
          <table:table-cell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reeze</text:p>
          </table:table-cell>
          <table:table-cell table:style-name="ce6" office:value-type="string" calcext:value-type="string">
            <text:p>A **frozen** object can’t be played or activated.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Material</text:p>
          </table:table-cell>
          <table:table-cell office:value-type="string" calcext:value-type="string">
            <text:p>An Illusionist mechanic that applies effects if it is under another permanent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ll X</text:p>
          </table:table-cell>
          <table:table-cell office:value-type="string" calcext:value-type="string">
            <text:p>If your hero would be dealt damage, you may pay X{r} to prevent X of that damage. If you do, destroy this at the beginning of the end phas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pture</text:p>
          </table:table-cell>
          <table:table-cell office:value-type="string" calcext:value-type="string">
            <text:p>A Draconic mechanic that applies certain effects if the card is played at chain link 4 or high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nsform</text:p>
          </table:table-cell>
          <table:table-cell office:value-type="string" calcext:value-type="string">
            <text:p>An Illusionist mechanic that puts specified objects under another card or creates a token and puts specified objects under 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freeze</text:p>
          </table:table-cell>
          <table:table-cell office:value-type="string" calcext:value-type="string">
            <text:p>Removes **Freeze** from an objec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rd X</text:p>
          </table:table-cell>
          <table:table-cell office:value-type="string" calcext:value-type="string">
            <text:p>If your hero would be dealt damage, prevent X of that damage and destroy this.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1:35:18.837796669</meta:creation-date>
    <dc:date>2022-09-22T11:35:56.185833120</dc:date>
    <meta:editing-duration>PT24M28S</meta:editing-duration>
    <meta:editing-cycles>22</meta:editing-cycles>
    <meta:generator>LibreOffice/7.3.6.2$Linux_X86_64 LibreOffice_project/30$Build-2</meta:generator>
    <meta:document-statistic meta:table-count="1" meta:cell-count="67" meta:object-count="0"/>
  </office:meta>
</office:document-meta>
</file>